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ffcc99" draw:textarea-horizontal-align="justify" draw:textarea-vertical-align="middle" draw:auto-grow-height="false"/>
    </style:style>
    <style:style style:name="gr2" style:family="graphic" style:parent-style-name="standard">
      <style:graphic-properties draw:stroke="dash" draw:stroke-dash="Fine_20_Dashed_20__28_var_29_" draw:fill="solid" draw:fill-color="#9966cc" draw:opacity="50%" draw:textarea-horizontal-align="justify" draw:textarea-vertical-align="middle" draw:auto-grow-height="false" draw:shadow-opacity="50%"/>
    </style:style>
    <style:style style:name="gr3" style:family="graphic" style:parent-style-name="standard">
      <style:graphic-properties draw:stroke="none" draw:fill-color="#ff00ff" draw:textarea-horizontal-align="justify" draw:textarea-vertical-align="middle" draw:auto-grow-height="false"/>
    </style:style>
    <style:style style:name="gr4" style:family="graphic" style:parent-style-name="standard">
      <style:graphic-properties draw:stroke="dash" draw:stroke-dash="Fine_20_Dashed_20__28_var_29_" draw:fill="solid" draw:fill-color="#94bd5e" draw:opacity="50%" draw:textarea-horizontal-align="justify" draw:textarea-vertical-align="middle" draw:auto-grow-height="false" draw:shadow-opacity="50%"/>
    </style:style>
    <style:style style:name="gr5" style:family="graphic" style:parent-style-name="standard">
      <style:graphic-properties draw:stroke="dash" draw:stroke-dash="Fine_20_Dashed_20__28_var_29_" draw:fill="solid" draw:fill-color="#9966cc" draw:opacity="60%" draw:textarea-horizontal-align="justify" draw:textarea-vertical-align="middle" draw:auto-grow-height="false" draw:shadow-opacity="60%"/>
    </style:style>
    <style:style style:name="gr6" style:family="graphic" style:parent-style-name="standard">
      <style:graphic-properties draw:stroke="none" draw:fill="solid" draw:fill-color="#ff00ff" draw:textarea-horizontal-align="justify" draw:textarea-vertical-align="middle" draw:auto-grow-height="false"/>
    </style:style>
    <style:style style:name="gr7" style:family="graphic" style:parent-style-name="standard">
      <style:graphic-properties draw:stroke="solid" draw:stroke-dash="_32__20_Dots_20_1_20_Dash" svg:stroke-width="0.051cm" svg:stroke-color="#00ff00" draw:marker-start-width="0.276cm" draw:marker-end-width="0.276cm" draw:fill="hatch" draw:fill-hatch-name="Black_20_90_20_Degrees" draw:fill-hatch-solid="false" draw:fill-image-width="0cm" draw:fill-image-height="0cm" draw:textarea-horizontal-align="center" draw:textarea-vertical-align="middle" fo:padding-top="0.15cm" fo:padding-bottom="0.15cm" fo:padding-left="0.275cm" fo:padding-right="0.275cm"/>
    </style:style>
    <style:style style:name="gr8" style:family="graphic" style:parent-style-name="standard">
      <style:graphic-properties draw:stroke="solid" draw:stroke-dash="_32__20_Dots_20_1_20_Dash" svg:stroke-width="0.051cm" svg:stroke-color="#579d1c" draw:marker-start-width="0.276cm" draw:marker-end-width="0.276cm" draw:fill="hatch" draw:fill-hatch-name="Black_20_90_20_Degrees" draw:fill-hatch-solid="false" draw:fill-image-width="0cm" draw:fill-image-height="0cm" draw:textarea-horizontal-align="center" draw:textarea-vertical-align="middle" fo:padding-top="0.15cm" fo:padding-bottom="0.15cm" fo:padding-left="0.275cm" fo:padding-right="0.275cm"/>
    </style:style>
    <style:style style:name="gr9" style:family="graphic" style:parent-style-name="standard">
      <style:graphic-properties draw:stroke="dash" draw:stroke-dash="Fine_20_Dashed_20__28_var_29_" draw:fill="solid" draw:fill-color="#94bd5e" draw:opacity="60%" draw:textarea-horizontal-align="justify" draw:textarea-vertical-align="middle" draw:auto-grow-height="false" draw:shadow-opacity="60%"/>
    </style:style>
    <style:style style:name="gr10" style:family="graphic" style:parent-style-name="standard">
      <style:graphic-properties draw:fill-color="#ffff00" draw:textarea-horizontal-align="justify" draw:textarea-vertical-align="middle" draw:auto-grow-height="false"/>
    </style:style>
    <style:style style:name="gr11" style:family="graphic" style:parent-style-name="standard">
      <style:graphic-properties draw:stroke="solid" draw:stroke-dash="_32__20_Dots_20_1_20_Dash" svg:stroke-width="0.051cm" svg:stroke-color="#999999" draw:marker-start-width="0.276cm" draw:marker-end-width="0.276cm" draw:fill="hatch" draw:fill-hatch-name="Black_20_90_20_Degrees" draw:fill-hatch-solid="false" draw:fill-image-width="0cm" draw:fill-image-height="0cm" draw:textarea-horizontal-align="center" draw:textarea-vertical-align="middle" fo:padding-top="0.15cm" fo:padding-bottom="0.15cm" fo:padding-left="0.275cm" fo:padding-right="0.275cm"/>
    </style:style>
    <style:style style:name="gr12" style:family="graphic" style:parent-style-name="standard">
      <style:graphic-properties draw:stroke="solid" draw:stroke-dash="_32__20_Dots_20_1_20_Dash" svg:stroke-width="0.051cm" draw:marker-start-width="0.276cm" draw:marker-end-width="0.276cm" draw:fill="hatch" draw:fill-hatch-name="Black_20_90_20_Degrees" draw:fill-hatch-solid="false" draw:fill-image-width="0cm" draw:fill-image-height="0cm" draw:textarea-horizontal-align="center" draw:textarea-vertical-align="middle" fo:padding-top="0.15cm" fo:padding-bottom="0.15cm" fo:padding-left="0.275cm" fo:padding-right="0.275cm"/>
    </style:style>
    <style:style style:name="gr13" style:family="graphic" style:parent-style-name="standard">
      <style:graphic-properties draw:stroke="solid" draw:stroke-dash="_32__20_Dots_20_1_20_Dash" svg:stroke-color="#000000" draw:fill="solid" draw:fill-color="#b3b3b3" draw:fill-hatch-name="Black_20_90_20_Degrees" draw:fill-hatch-solid="false" draw:fill-image-width="0cm" draw:fill-image-height="0cm" draw:textarea-horizontal-align="justify" draw:textarea-vertical-align="middle" draw:auto-grow-height="false" fo:min-height="0cm" fo:min-width="0cm"/>
    </style:style>
    <style:style style:name="gr14" style:family="graphic" style:parent-style-name="standard">
      <style:graphic-properties draw:stroke="solid" draw:stroke-dash="_32__20_Dots_20_1_20_Dash" draw:fill="solid" draw:fill-color="#e6e6e6" draw:fill-hatch-name="Black_20_90_20_Degrees" draw:fill-hatch-solid="false" draw:fill-image-width="0cm" draw:fill-image-height="0cm" draw:textarea-horizontal-align="justify" draw:textarea-vertical-align="middle" draw:auto-grow-height="false" fo:min-height="0cm" fo:min-width="0cm" fo:wrap-option="no-wrap"/>
    </style:style>
    <style:style style:name="gr15" style:family="graphic" style:parent-style-name="standard">
      <style:graphic-properties draw:stroke="solid" draw:stroke-dash="_32__20_Dots_20_1_20_Dash" draw:fill="solid" draw:fill-color="#0099ff" draw:fill-hatch-name="Black_20_90_20_Degrees" draw:fill-hatch-solid="false" draw:fill-image-width="0cm" draw:fill-image-height="0cm" draw:textarea-horizontal-align="justify" draw:textarea-vertical-align="middle" draw:auto-grow-height="false" fo:min-height="0cm" fo:min-width="0cm" fo:wrap-option="no-wrap"/>
    </style:style>
    <style:style style:name="gr16" style:family="graphic" style:parent-style-name="measure" style:list-style-name="L1">
      <style:graphic-properties draw:fill-hatch-solid="false" draw:fill-image-width="0cm" draw:fill-image-height="0cm" draw:textarea-horizontal-align="center" draw:textarea-vertical-align="middle" draw:line-distance="1.197cm"/>
    </style:style>
    <style:style style:name="gr17" style:family="graphic" style:parent-style-name="measure" style:list-style-name="L1">
      <style:graphic-properties draw:fill-hatch-solid="false" draw:fill-image-width="0cm" draw:fill-image-height="0cm" draw:textarea-horizontal-align="center" draw:textarea-vertical-align="middle" draw:line-distance="0.827cm" draw:placing="below"/>
    </style:style>
    <style:style style:name="gr18" style:family="graphic" style:parent-style-name="measure">
      <style:graphic-properties draw:fill-hatch-solid="false" draw:fill-image-width="0cm" draw:fill-image-height="0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style>
    <style:style style:name="T1" style:family="text">
      <style:text-properties fo:font-size="8pt" style:font-size-asian="8pt" style:font-size-complex="8pt"/>
    </style:style>
    <style:style style:name="T2"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037cm" svg:height="1.63cm" svg:x="3.435cm" svg:y="7.7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711cm" svg:height="1.358cm" svg:x="3.596cm" svg:y="7.83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79cm" svg:height="0.679cm" svg:x="4.114cm" svg:y="8.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037cm" svg:height="1.629cm" svg:x="3.435cm" svg:y="6.07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711cm" svg:height="1.359cm" svg:x="3.596cm" svg:y="6.20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6" draw:id="id6" draw:layer="layout" svg:width="0.679cm" svg:height="0.679cm" svg:x="4.114cm" svg:y="6.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037cm" svg:height="1.63cm" svg:x="1.917cm" svg:y="6.88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712cm" svg:height="1.358cm" svg:x="2.078cm" svg:y="7.0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7" draw:id="id7" draw:layer="layout" svg:width="0.679cm" svg:height="0.679cm" svg:x="2.596cm" svg:y="7.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037cm" svg:height="1.629cm" svg:x="1.917cm" svg:y="3.62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712cm" svg:height="1.358cm" svg:x="2.078cm" svg:y="3.76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79cm" svg:height="0.679cm" svg:x="2.596cm" svg:y="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037cm" svg:height="1.63cm" svg:x="4.955cm" svg:y="8.51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711cm" svg:height="1.358cm" svg:x="5.117cm" svg:y="8.65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13" draw:id="id13" draw:layer="layout" svg:width="0.679cm" svg:height="0.679cm" svg:x="5.634cm" svg:y="8.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 draw:text-style-name="P1" draw:layer="layout" svg:width="2.037cm" svg:height="1.63cm" svg:x="3.435cm" svg:y="9.3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711cm" svg:height="1.358cm" svg:x="3.596cm" svg:y="9.4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79cm" svg:height="0.679cm" svg:x="4.114cm" svg:y="9.8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 draw:text-style-name="P1" draw:layer="layout" svg:width="2.037cm" svg:height="1.63cm" svg:x="4.955cm" svg:y="5.2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711cm" svg:height="1.358cm" svg:x="5.117cm" svg:y="5.39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79cm" svg:height="0.679cm" svg:x="5.634cm" svg:y="5.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037cm" svg:height="1.63cm" svg:x="3.435cm" svg:y="4.44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711cm" svg:height="1.358cm" svg:x="3.596cm" svg:y="4.57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79cm" svg:height="0.679cm" svg:x="4.114cm" svg:y="4.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037cm" svg:height="1.63cm" svg:x="1.917cm" svg:y="5.25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712cm" svg:height="1.358cm" svg:x="2.078cm" svg:y="5.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79cm" svg:height="0.679cm" svg:x="2.596cm" svg:y="5.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037cm" svg:height="1.63cm" svg:x="1.917cm" svg:y="8.51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712cm" svg:height="1.358cm" svg:x="2.078cm" svg:y="8.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79cm" svg:height="0.679cm" svg:x="2.596cm" svg:y="8.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711cm" svg:height="1.358cm" svg:x="7.203cm" svg:y="8.8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2.037cm" svg:height="1.629cm" svg:x="6.473cm" svg:y="6.07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711cm" svg:height="1.359cm" svg:x="6.634cm" svg:y="6.20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 draw:text-style-name="P1" draw:layer="layout" svg:width="0.679cm" svg:height="0.679cm" svg:x="7.152cm" svg:y="6.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037cm" svg:height="1.63cm" svg:x="6.473cm" svg:y="4.44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711cm" svg:height="1.358cm" svg:x="6.634cm" svg:y="4.57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5" draw:id="id5" draw:layer="layout" svg:width="0.679cm" svg:height="0.679cm" svg:x="7.152cm" svg:y="4.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038cm" svg:height="1.63cm" svg:x="7.993cm" svg:y="5.2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711cm" svg:height="1.358cm" svg:x="8.155cm" svg:y="5.39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79cm" svg:height="0.679cm" svg:x="8.673cm" svg:y="5.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037cm" svg:height="1.63cm" svg:x="9.494cm" svg:y="6.06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711cm" svg:height="1.358cm" svg:x="9.655cm" svg:y="6.19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3" draw:id="id3" draw:layer="layout" svg:width="0.679cm" svg:height="0.679cm" svg:x="10.173cm" svg:y="6.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038cm" svg:height="1.629cm" svg:x="7.993cm" svg:y="6.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711cm" svg:height="1.359cm" svg:x="8.155cm" svg:y="7.02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2" draw:id="id2" draw:layer="layout" svg:width="0.679cm" svg:height="0.679cm" svg:x="8.673cm" svg:y="7.3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 draw:text-style-name="P1" draw:layer="layout" svg:width="2.037cm" svg:height="1.63cm" svg:x="9.494cm" svg:y="4.4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711cm" svg:height="1.358cm" svg:x="9.655cm" svg:y="4.56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79cm" svg:height="0.679cm" svg:x="10.173cm" svg:y="4.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 draw:text-style-name="P1" draw:layer="layout" svg:width="2.038cm" svg:height="1.63cm" svg:x="7.993cm" svg:y="3.62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711cm" svg:height="1.358cm" svg:x="8.155cm" svg:y="3.7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4" draw:id="id4" draw:layer="layout" svg:width="0.679cm" svg:height="0.679cm" svg:x="8.673cm" svg:y="4.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037cm" svg:height="1.63cm" svg:x="6.473cm" svg:y="2.81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711cm" svg:height="1.358cm" svg:x="6.634cm" svg:y="2.94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 draw:text-style-name="P1" draw:layer="layout" svg:width="0.679cm" svg:height="0.679cm" svg:x="7.152cm" svg:y="3.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037cm" svg:height="1.629cm" svg:x="4.955cm" svg:y="3.62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711cm" svg:height="1.358cm" svg:x="5.117cm" svg:y="3.76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79cm" svg:height="0.679cm" svg:x="5.634cm" svg:y="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037cm" svg:height="1.63cm" svg:x="9.494cm" svg:y="2.80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711cm" svg:height="1.358cm" svg:x="9.655cm" svg:y="2.93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 draw:text-style-name="P1" draw:layer="layout" svg:width="0.679cm" svg:height="0.679cm" svg:x="10.173cm" svg:y="3.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 draw:text-style-name="P1" draw:layer="layout" draw:type="line" svg:x1="8.248cm" svg:y1="9.432cm" svg:x2="9.012cm" svg:y2="8.042cm" draw:start-shape="id1" draw:start-glue-point="9" draw:end-shape="id2" draw:end-glue-point="8" svg:d="m8248 9432 764-1390">
          <text:p/>
        </draw:connector>
        <draw:connector draw:style-name="gr7" draw:text-style-name="P1" draw:layer="layout" draw:type="line" svg:x1="8.248cm" svg:y1="9.432cm" svg:x2="10.512cm" svg:y2="7.216cm" draw:start-shape="id1" draw:start-glue-point="9" draw:end-shape="id3" draw:end-glue-point="8" svg:d="m8248 9432 2264-2216">
          <text:p/>
        </draw:connector>
        <draw:connector draw:style-name="gr7" draw:text-style-name="P1" draw:layer="layout" draw:type="line" svg:x1="8.248cm" svg:y1="9.432cm" svg:x2="9.012cm" svg:y2="4.783cm" draw:start-shape="id1" draw:start-glue-point="9" draw:end-shape="id4" draw:end-glue-point="8" svg:d="m8248 9432 764-4649">
          <text:p/>
        </draw:connector>
        <draw:connector draw:style-name="gr7" draw:text-style-name="P1" draw:layer="layout" draw:type="line" svg:x1="8.248cm" svg:y1="9.432cm" svg:x2="7.491cm" svg:y2="5.596cm" draw:start-shape="id1" draw:start-glue-point="9" draw:end-shape="id5" draw:end-glue-point="8" svg:d="m8248 9432-757-3836">
          <text:p/>
        </draw:connector>
        <draw:connector draw:style-name="gr8" draw:text-style-name="P1" draw:layer="layout" draw:type="line" svg:x1="7.908cm" svg:y1="9.432cm" svg:x2="4.793cm" svg:y2="6.885cm" draw:start-shape="id1" draw:start-glue-point="5" draw:end-shape="id6" svg:d="m7908 9432-3115-2547">
          <text:p/>
        </draw:connector>
        <draw:connector draw:style-name="gr8" draw:text-style-name="P1" draw:layer="layout" draw:type="line" svg:x1="7.908cm" svg:y1="9.432cm" svg:x2="3.275cm" svg:y2="7.698cm" draw:start-shape="id1" draw:start-glue-point="5" draw:end-shape="id7" draw:end-glue-point="10" svg:d="m7908 9432-4633-1734">
          <text:p/>
        </draw:connector>
        <draw:custom-shape draw:style-name="gr9" draw:text-style-name="P1" draw:layer="layout" svg:width="1.711cm" svg:height="1.358cm" svg:x="13.197cm" svg:y="10.21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1" draw:layer="layout" svg:width="1.711cm" svg:height="1.358cm" svg:x="10.408cm" svg:y="12.89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 draw:text-style-name="P1" xml:id="id9" draw:id="id9" draw:layer="layout" svg:width="0.679cm" svg:height="0.679cm" svg:x="10.944cm" svg:y="13.16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1" draw:text-style-name="P1" draw:layer="layout" draw:type="line" svg:x1="7.971cm" svg:y1="12.524cm" svg:x2="10.944cm" svg:y2="13.503cm" draw:start-shape="id8" draw:start-glue-point="8" draw:end-shape="id9" draw:end-glue-point="3" svg:d="m7971 12524 2973 979">
          <text:p/>
        </draw:connector>
        <draw:connector draw:style-name="gr11" draw:text-style-name="P1" draw:layer="layout" draw:type="line" svg:x1="8.418cm" svg:y1="9.772cm" svg:x2="13.902cm" svg:y2="10.827cm" draw:start-shape="id1" draw:start-glue-point="8" draw:end-shape="id10" draw:end-glue-point="5" svg:d="m8418 9772 5484 1055">
          <text:p/>
        </draw:connector>
        <draw:connector draw:style-name="gr12" draw:text-style-name="P1" draw:layer="layout" draw:type="line" svg:x1="11.453cm" svg:y1="13.503cm" svg:x2="13.733cm" svg:y2="11.167cm" draw:start-shape="id9" draw:start-glue-point="9" draw:end-shape="id10" draw:end-glue-point="6" svg:d="m11453 13503 2280-2336">
          <text:p/>
        </draw:connector>
        <draw:custom-shape draw:style-name="gr1" draw:text-style-name="P1" draw:layer="layout" svg:width="2.037cm" svg:height="1.63cm" svg:x="10.739cm" svg:y="14.71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711cm" svg:height="1.358cm" svg:x="10.9cm" svg:y="14.85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11" draw:id="id11" draw:layer="layout" svg:width="0.679cm" svg:height="0.679cm" svg:x="11.418cm" svg:y="15.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 draw:text-style-name="P1" draw:layer="layout" svg:width="2.038cm" svg:height="1.63cm" svg:x="12.274cm" svg:y="13.89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711cm" svg:height="1.358cm" svg:x="12.436cm" svg:y="14.02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8cm" svg:height="0.679cm" svg:x="12.953cm" svg:y="14.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8" draw:text-style-name="P1" draw:layer="layout" draw:type="line" svg:x1="11.283cm" svg:y1="13.843cm" svg:x2="11.517cm" svg:y2="15.292cm" draw:start-shape="id9" draw:start-glue-point="7" draw:end-shape="id11" draw:end-glue-point="5" svg:d="m11283 13843 234 1449">
          <text:p/>
        </draw:connector>
        <draw:custom-shape draw:style-name="gr13" draw:text-style-name="P1" draw:layer="layout" svg:width="0.784cm" svg:height="0.783cm" svg:x="14.217cm" svg:y="11.018cm">
          <text:p/>
          <draw:enhanced-geometry svg:viewBox="0 0 21600 21600" draw:type="rectangle" draw:enhanced-path="M 0 0 L 21600 0 21600 21600 0 21600 0 0 Z N"/>
        </draw:custom-shape>
        <draw:custom-shape draw:style-name="gr10" draw:text-style-name="P1" xml:id="id10" draw:id="id10" draw:layer="layout" svg:width="0.679cm" svg:height="0.679cm" svg:x="13.733cm" svg:y="10.48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 draw:layer="layout" svg:width="0.784cm" svg:height="0.784cm" svg:x="7.298cm" svg:y="9.586cm">
          <text:p/>
          <draw:enhanced-geometry svg:viewBox="0 0 21600 21600" draw:type="rectangle" draw:enhanced-path="M 0 0 L 21600 0 21600 21600 0 21600 0 0 Z N"/>
        </draw:custom-shape>
        <draw:custom-shape draw:style-name="gr10" draw:text-style-name="P1" xml:id="id1" draw:id="id1" draw:layer="layout" svg:width="0.679cm" svg:height="0.679cm" svg:x="7.739cm" svg:y="9.09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2.037cm" svg:height="1.63cm" svg:x="14.733cm" svg:y="4.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712cm" svg:height="1.358cm" svg:x="14.894cm" svg:y="5.01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 draw:layer="layout" svg:width="2.409cm" svg:height="0.602cm" svg:x="13.708cm" svg:y="3.608cm">
          <text:p text:style-name="P1"><text:span text:style-name="T1">Mesh Channel</text:span></text:p>
          <draw:enhanced-geometry svg:viewBox="0 0 21600 21600" draw:text-areas="800 800 20800 20800" draw:type="round-rectangular-callout" draw:modifiers="13336.4315352697 40477.61194029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 draw:layer="layout" svg:width="2.409cm" svg:height="0.602cm" svg:x="16.786cm" svg:y="4.624cm">
          <text:p text:style-name="P1"><text:span text:style-name="T1">Access Channel</text:span></text:p>
          <draw:enhanced-geometry svg:viewBox="0 0 21600 21600" draw:text-areas="800 800 20800 20800" draw:type="round-rectangular-callout" draw:modifiers="-14411.9502074689 17516.41791044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 draw:layer="layout" svg:width="0.784cm" svg:height="0.784cm" svg:x="15.721cm" svg:y="5.832cm">
          <text:p/>
          <draw:enhanced-geometry svg:viewBox="0 0 21600 21600" draw:type="rectangle" draw:enhanced-path="M 0 0 L 21600 0 21600 21600 0 21600 0 0 Z N"/>
        </draw:custom-shape>
        <draw:custom-shape draw:style-name="gr3" draw:text-style-name="P1" xml:id="id12" draw:id="id12" draw:layer="layout" svg:width="0.679cm" svg:height="0.679cm" svg:x="15.412cm" svg:y="5.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2.408cm" svg:height="0.602cm" svg:x="13.079cm" svg:y="7.091cm">
          <text:p text:style-name="P1"><text:span text:style-name="T1">Content Server</text:span></text:p>
          <draw:enhanced-geometry svg:viewBox="0 0 21600 21600" draw:text-areas="800 800 20800 20800" draw:type="round-rectangular-callout" draw:modifiers="17681.6936488169 -38149.2537313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2" draw:text-style-name="P1" draw:layer="layout" draw:type="line" svg:x1="15.412cm" svg:y1="5.694cm" svg:x2="12.838cm" svg:y2="4.727cm" draw:start-shape="id12" draw:start-glue-point="6" svg:d="m15412 5694-2574-967">
          <text:p/>
        </draw:connector>
        <draw:custom-shape draw:style-name="gr14" draw:text-style-name="P2" draw:layer="layout" svg:width="2.409cm" svg:height="0.602cm" svg:x="12.122cm" svg:y="5.773cm">
          <text:p text:style-name="P1"><text:span text:style-name="T1">5Ghz Link/Ch</text:span></text:p>
          <draw:enhanced-geometry svg:viewBox="0 0 21600 21600" draw:text-areas="800 800 20800 20800" draw:type="round-rectangular-callout" draw:modifiers="9930.62240663901 -28298.50746268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 draw:layer="layout" svg:width="1.271cm" svg:height="0.707cm" svg:x="15.898cm" svg:y="6.4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 draw:layer="layout" svg:width="2.408cm" svg:height="0.602cm" svg:x="16.978cm" svg:y="7.235cm">
          <text:p text:style-name="P1"><text:span text:style-name="T1">Uplink</text:span></text:p>
          <draw:enhanced-geometry svg:viewBox="0 0 21600 21600" draw:text-areas="800 800 20800 20800" draw:type="round-rectangular-callout" draw:modifiers="-12848.8169364882 -24680.59701492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 draw:layer="layout" svg:width="2.408cm" svg:height="0.602cm" svg:x="16.93cm" svg:y="5.599cm">
          <text:p text:style-name="P1"><text:span text:style-name="T1">Node Type</text:span></text:p>
          <draw:enhanced-geometry svg:viewBox="0 0 21600 21600" draw:mirror-vertical="false" draw:mirror-horizontal="false" draw:text-areas="800 800 20800 20800" draw:type="round-rectangular-callout" draw:modifiers="-17314.0722291407 -10352.238805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measure draw:style-name="gr16" draw:text-style-name="P3" draw:layer="measurelines" svg:x1="7.485cm" svg:y1="3.654cm" svg:x2="7.935cm" svg:y2="2.832cm">
          <text:p text:style-name="P3"><text:span text:style-name="T2"><text:measure text:kind="gap"/></text:span><text:span text:style-name="T2"><text:a xlink:href=""/></text:span><text:span text:style-name="T2">50m</text:span></text:p>
        </draw:measure>
        <draw:measure draw:style-name="gr17" draw:text-style-name="P3" draw:layer="measurelines" svg:x1="11.236cm" svg:y1="13.87cm" svg:x2="11.523cm" svg:y2="15.158cm">
          <text:p text:style-name="P3"><text:span text:style-name="T2">0-2km</text:span></text:p>
        </draw:measure>
        <draw:custom-shape draw:style-name="gr4" draw:text-style-name="P1" draw:layer="layout" svg:width="1.711cm" svg:height="1.358cm" svg:x="6.791cm" svg:y="11.55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2" draw:text-style-name="P1" draw:layer="layout" draw:type="line" svg:x1="7.631cm" svg:y1="11.845cm" svg:x2="8.078cm" svg:y2="9.772cm" draw:start-shape="id8" draw:start-glue-point="4" draw:end-shape="id1" draw:end-glue-point="7" svg:d="m7631 11845 447-2073">
          <text:p/>
        </draw:connector>
        <draw:custom-shape draw:style-name="gr15" draw:text-style-name="P1" draw:layer="layout" svg:width="1.271cm" svg:height="0.707cm" svg:x="14.389cm" svg:y="1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 draw:layer="layout" draw:type="line" svg:x1="7.908cm" svg:y1="9.432cm" svg:x2="6.214cm" svg:y2="9.573cm" draw:start-shape="id1" draw:start-glue-point="5" draw:end-shape="id13" draw:end-glue-point="9" svg:d="m7908 9432-1694 141">
          <text:p/>
        </draw:connector>
        <draw:measure draw:style-name="gr18" draw:text-style-name="P1" draw:layer="measurelines" svg:x1="8.538cm" svg:y1="9.644cm" svg:x2="13.641cm" svg:y2="10.715cm">
          <text:p text:style-name="P4"><text:span text:style-name="T2">1-10km</text:span></text:p>
        </draw:measure>
        <draw:custom-shape draw:style-name="gr10" draw:text-style-name="P1" xml:id="id8" draw:id="id8" draw:layer="layout" svg:width="0.679cm" svg:height="0.679cm" svg:x="7.292cm" svg:y="11.84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90_20_Degrees" draw:display-name="Black 90 Degrees" draw:style="single" draw:color="#000000" draw:distance="0.102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Keith Berkoben</meta:initial-creator>
    <meta:creation-date>2011-07-21T09:55:55.03</meta:creation-date>
    <dc:date>2011-07-22T09:00:31.29</dc:date>
    <dc:creator>Keith Berkoben</dc:creator>
    <meta:editing-duration>PT6H29M43S</meta:editing-duration>
    <meta:editing-cycles>13</meta:editing-cycles>
    <meta:generator>OpenOffice.org/3.3$Win32 OpenOffice.org_project/330m20$Build-9567</meta:generator>
    <meta:document-statistic meta:object-count="107"/>
  </office:meta>
</office:document-meta>
</file>